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1000000E14B896FBBD50D2F06.png" manifest:media-type="image/png"/>
  <manifest:file-entry manifest:full-path="Pictures/10000001000003E700000222DC25A862946BC433.png" manifest:media-type="image/png"/>
  <manifest:file-entry manifest:full-path="Pictures/10000001000003480000035B076182CF6A87DB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2.824cm" fo:min-width="3.704cm" fo:padding-top="0.151cm" fo:padding-bottom="0.151cm" fo:padding-left="0.276cm" fo:padding-right="0.276cm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144cm" fo:min-width="0.299cm" fo:padding-top="0.151cm" fo:padding-bottom="0.151cm" fo:padding-left="0.276cm" fo:padding-right="0.276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698cm" fo:min-width="3.253cm" fo:padding-top="0.151cm" fo:padding-bottom="0.151cm" fo:padding-left="0.276cm" fo:padding-right="0.276cm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.083cm" fo:padding-top="0.151cm" fo:padding-bottom="0.151cm" fo:padding-left="0.276cm" fo:padding-right="0.276cm" draw:shadow="visible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27cm" fo:min-width="2.764cm" fo:padding-top="0.151cm" fo:padding-bottom="0.151cm" fo:padding-left="0.276cm" fo:padding-right="0.276cm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dash" draw:stroke-dash="Dash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ffffff" draw:opacity="0%" draw:textarea-horizontal-align="justify" draw:textarea-vertical-align="middle" draw:auto-grow-height="false" fo:min-height="5.413cm" fo:min-width="7.449cm" fo:padding-top="0.151cm" fo:padding-bottom="0.151cm" fo:padding-left="0.276cm" fo:padding-right="0.276cm" draw:shadow="hidden" draw:shadow-offset-x="0cm" draw:shadow-offset-y="0cm" draw:shadow-color="#729fcf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solid" svg:stroke-width="0cm" svg:stroke-color="#325490" draw:marker-start="" draw:marker-start-width="0.15cm" draw:marker-start-center="false" draw:marker-end="" draw:marker-end-width="0.15cm" draw:marker-end-center="false" draw:stroke-linejoin="miter" svg:stroke-linecap="butt" draw:fill="solid" draw:fill-color="#4472c4" draw:textarea-horizontal-align="justify" draw:textarea-vertical-align="middle" draw:auto-grow-height="false" draw:fit-to-size="false" style:shrink-to-fit="false" fo:min-height="0.196cm" fo:min-width="2.805cm" fo:padding-top="0.108cm" fo:padding-bottom="0.108cm" fo:padding-left="0.233cm" fo:padding-right="0.233cm" fo:wrap-option="wrap" draw:shadow="hidden" draw:shadow-offset-x="0.2cm" draw:shadow-offset-y="0.2cm" draw:shadow-color="#808080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desktop-virtual">
          <draw:g>
            <draw:rect draw:style-name="gr1" draw:text-style-name="P1" draw:layer="layout" svg:width="2.128cm" svg:height="4.464cm" svg:x="9.377cm" svg:y="8.498cm">
              <text:p/>
            </draw:rect>
            <draw:line draw:style-name="gr2" draw:text-style-name="P2" draw:layer="layout" svg:x1="9.59cm" svg:y1="10.729cm" svg:x2="11.292cm" svg:y2="10.729cm">
              <text:p/>
            </draw:line>
            <draw:line draw:style-name="gr3" draw:text-style-name="P2" draw:layer="layout" svg:x1="9.803cm" svg:y1="12.292cm" svg:x2="11.08cm" svg:y2="12.292cm">
              <text:p/>
            </draw:line>
            <draw:line draw:style-name="gr4" draw:text-style-name="P2" draw:layer="layout" svg:x1="9.803cm" svg:y1="12.069cm" svg:x2="11.08cm" svg:y2="12.069cm">
              <text:p/>
            </draw:line>
            <draw:line draw:style-name="gr5" draw:text-style-name="P2" draw:layer="layout" svg:x1="9.59cm" svg:y1="8.943cm" svg:x2="9.59cm" svg:y2="8.72cm">
              <text:p/>
            </draw:line>
            <draw:line draw:style-name="gr6" draw:text-style-name="P2" draw:layer="layout" svg:x1="9.59cm" svg:y1="9.39cm" svg:x2="9.59cm" svg:y2="9.167cm">
              <text:p/>
            </draw:line>
            <draw:line draw:style-name="gr7" draw:text-style-name="P2" draw:layer="layout" svg:x1="9.803cm" svg:y1="8.943cm" svg:x2="9.803cm" svg:y2="8.72cm">
              <text:p/>
            </draw:line>
            <draw:line draw:style-name="gr8" draw:text-style-name="P2" draw:layer="layout" svg:x1="9.803cm" svg:y1="9.39cm" svg:x2="9.803cm" svg:y2="9.167cm">
              <text:p/>
            </draw:line>
            <draw:line draw:style-name="gr9" draw:text-style-name="P2" draw:layer="layout" svg:x1="10.229cm" svg:y1="8.943cm" svg:x2="10.229cm" svg:y2="8.72cm">
              <text:p/>
            </draw:line>
            <draw:line draw:style-name="gr10" draw:text-style-name="P2" draw:layer="layout" svg:x1="10.229cm" svg:y1="9.39cm" svg:x2="10.229cm" svg:y2="9.167cm">
              <text:p/>
            </draw:line>
            <draw:line draw:style-name="gr11" draw:text-style-name="P2" draw:layer="layout" svg:x1="10.442cm" svg:y1="8.943cm" svg:x2="10.442cm" svg:y2="8.72cm">
              <text:p/>
            </draw:line>
            <draw:line draw:style-name="gr12" draw:text-style-name="P2" draw:layer="layout" svg:x1="10.442cm" svg:y1="9.39cm" svg:x2="10.442cm" svg:y2="9.167cm">
              <text:p/>
            </draw:line>
            <draw:line draw:style-name="gr13" draw:text-style-name="P2" draw:layer="layout" svg:x1="10.867cm" svg:y1="8.943cm" svg:x2="10.867cm" svg:y2="8.72cm">
              <text:p/>
            </draw:line>
            <draw:line draw:style-name="gr14" draw:text-style-name="P2" draw:layer="layout" svg:x1="10.867cm" svg:y1="9.39cm" svg:x2="10.867cm" svg:y2="9.167cm">
              <text:p/>
            </draw:line>
            <draw:line draw:style-name="gr15" draw:text-style-name="P2" draw:layer="layout" svg:x1="11.08cm" svg:y1="8.943cm" svg:x2="11.08cm" svg:y2="8.72cm">
              <text:p/>
            </draw:line>
            <draw:line draw:style-name="gr16" draw:text-style-name="P2" draw:layer="layout" svg:x1="11.08cm" svg:y1="9.39cm" svg:x2="11.08cm" svg:y2="9.167cm">
              <text:p/>
            </draw:line>
          </draw:g>
          <draw:g>
            <draw:custom-shape draw:style-name="gr17" draw:text-style-name="P1" draw:layer="layout" svg:width="4.256cm" svg:height="3.126cm" svg:x="4.526cm" svg:y="8.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18" draw:text-style-name="P3" draw:layer="layout" svg:width="3.405cm" svg:height="2.232cm" svg:x="4.952cm" svg:y="8.498cm">
              <text:p/>
            </draw:rect>
            <draw:custom-shape draw:style-name="gr19" draw:text-style-name="P1" draw:layer="layout" svg:width="0.851cm" svg:height="0.446cm" svg:x="6.229cm" svg:y="11.1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" draw:layer="layout" svg:width="5.107cm" svg:height="1.34cm" svg:x="4.101cm" svg:y="11.62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1" draw:text-style-name="P4" draw:layer="layout" svg:width="0.851cm" svg:height="0.232cm" svg:x="6.229cm" svg:y="12.51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2" draw:text-style-name="P1" draw:layer="layout" svg:width="4.256cm" svg:height="0.679cm" svg:x="4.526cm" svg:y="11.83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custom-shape draw:style-name="gr23" draw:text-style-name="P5" draw:layer="layout" svg:width="8.001cm" svg:height="5.715cm" svg:x="3.845cm" svg:y="7.6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4" draw:text-style-name="P6" draw:layer="layout" svg:width="2.794cm" svg:height="2.859cm" svg:x="13.192cm" svg:y="6.607cm">
          <draw:image xlink:href="Pictures/10000001000003480000035B076182CF6A87DB28.png" xlink:type="simple" xlink:show="embed" xlink:actuate="onLoad" draw:mime-type="image/png">
            <text:p/>
          </draw:image>
        </draw:frame>
        <draw:custom-shape draw:name="left-right-arrow" draw:style-name="gr25" draw:text-style-name="P7" draw:layer="layout" svg:width="3.683cm" svg:height="0.824cm" svg:x="12.811cm" svg:y="9.955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range-y-minimum="0" draw:handle-range-y-maximum="100000" draw:handle-position="?f5 ?f8"/>
            <draw:handle draw:handle-range-x-minimum="0" draw:handle-range-x-maximum="?f1" draw:handle-position="?f4 0"/>
          </draw:enhanced-geometry>
        </draw:custom-shape>
        <draw:frame draw:style-name="gr26" draw:text-style-name="P8" draw:layer="layout" svg:width="7.096cm" svg:height="3.878cm" svg:x="18.272cm" svg:y="8.493cm">
          <draw:image xlink:href="Pictures/10000001000003E700000222DC25A862946BC433.png" xlink:type="simple" xlink:show="embed" xlink:actuate="onLoad" draw:mime-type="image/png">
            <text:p/>
          </draw:image>
        </draw:frame>
        <draw:frame draw:style-name="gr26" draw:text-style-name="P8" draw:layer="layout" svg:width="3.793cm" svg:height="3.793cm" svg:x="12.701cm" svg:y="10.796cm">
          <draw:image xlink:href="Pictures/10000001000000E1000000E14B896FBBD50D2F0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4T14:30:55.438055539</meta:creation-date>
    <dc:date>2022-02-05T18:53:04.250754610</dc:date>
    <meta:editing-duration>PT2H5M35S</meta:editing-duration>
    <meta:editing-cycles>3</meta:editing-cycles>
    <meta:generator>LibreOffice/7.2.5.2$Linux_X86_64 LibreOffice_project/20$Build-2</meta:generator>
    <meta:document-statistic meta:object-count="30"/>
  </office:meta>
</office:document-meta>
</file>